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64937" officeooo:paragraph-rsid="00164937"/>
    </style:style>
    <style:style style:name="P2" style:family="paragraph" style:parent-style-name="Standard">
      <style:text-properties officeooo:paragraph-rsid="001e25f9"/>
    </style:style>
    <style:style style:name="T1" style:family="text">
      <style:text-properties officeooo:rsid="00180e94"/>
    </style:style>
    <style:style style:name="T2" style:family="text">
      <style:text-properties officeooo:rsid="001aebf4"/>
    </style:style>
    <style:style style:name="T3" style:family="text">
      <style:text-properties officeooo:rsid="001c65bd"/>
    </style:style>
    <style:style style:name="T4" style:family="text">
      <style:text-properties fo:language="en" fo:country="GB" officeooo:rsid="001e25f9"/>
    </style:style>
    <style:style style:name="T5" style:family="text">
      <style:text-properties fo:language="en" fo:country="GB" officeooo:rsid="001e5eba"/>
    </style:style>
    <style:style style:name="T6" style:family="text">
      <style:text-properties fo:language="en" fo:country="GB" officeooo:rsid="00203ff3"/>
    </style:style>
    <style:style style:name="T7" style:family="text">
      <style:text-properties fo:language="en" fo:country="GB" officeooo:rsid="0021a181"/>
    </style:style>
    <style:style style:name="T8" style:family="text">
      <style:text-properties fo:language="en" fo:country="GB" officeooo:rsid="00239e79"/>
    </style:style>
    <style:style style:name="T9" style:family="text">
      <style:text-properties fo:language="en" fo:country="GB" officeooo:rsid="00263a84"/>
    </style:style>
    <style:style style:name="T10" style:family="text">
      <style:text-properties fo:language="en" fo:country="GB" officeooo:rsid="00265e7c"/>
    </style:style>
    <style:style style:name="T11" style:family="text">
      <style:text-properties fo:language="en" fo:country="GB" officeooo:rsid="00278646"/>
    </style:style>
    <style:style style:name="T12" style:family="text">
      <style:text-properties fo:language="en" fo:country="GB" officeooo:rsid="0027d976"/>
    </style:style>
    <style:style style:name="T13" style:family="text">
      <style:text-properties fo:language="en" fo:country="GB" officeooo:rsid="0028abfd"/>
    </style:style>
    <style:style style:name="T14" style:family="text">
      <style:text-properties fo:language="en" fo:country="GB" officeooo:rsid="0028b325"/>
    </style:style>
    <style:style style:name="T15" style:family="text">
      <style:text-properties fo:language="en" fo:country="GB" officeooo:rsid="002a6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“The War Between The Classes”, a novel, written by Gloria Miklowitz and <text:s/>originally published 1985, a girl named Emiko <text:span text:style-name="T1">participates in a special race-representing colour game. </text:span><text:span text:style-name="T2">The specific chapter is about </text:span><text:span text:style-name="T3">a beauty contest of men within the context of mentioned game.</text:span></text:p>
      <text:p text:style-name="P1"/>
      <text:p text:style-name="P2"><text:span text:style-name="T4">The chapter starts with </text:span><text:span text:style-name="T5">the main character Amy's realization, of how the game changed some of the students. </text:span><text:span text:style-name="T6">As she proceeds to class, she looks forward to the beauty contest. </text:span><text:span text:style-name="T7">After discussing sexist statements by some boys, the contest starts. </text:span><text:span text:style-name="T8">Some of the boys bail out and hide their body, some engage in the contest and embrace the cheers </text:span><text:span text:style-name="T9">and shouts </text:span><text:span text:style-name="T8">of the girls. </text:span><text:span text:style-name="T10">After the contest, the girls judged the boys by their performance and </text:span><text:span text:style-name="T11">visuals. </text:span><text:span text:style-name="T12">The final contest is decided by the </text:span><text:span text:style-name="T13">opinion of the highest voted participants on sexism and women. </text:span><text:span text:style-name="T14">The chapter ends with the main characters boyfriends realization, that he’s been sexist and that he should put a stop to i</text:span><text:span text:style-name="T15">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21:16:11.192000000</meta:creation-date>
    <dc:date>2023-06-22T15:49:41.221000000</dc:date>
    <meta:editing-duration>PT17M28S</meta:editing-duration>
    <meta:editing-cycles>20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" meta:word-count="159" meta:character-count="938" meta:non-whitespace-character-count="780"/>
  </office:meta>
</office:document-meta>
</file>